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_20_1" style:master-page-name="MP0">
      <style:paragraph-properties style:page-number="auto" fo:break-before="page"/>
      <style:text-properties fo:font-size="24pt" style:font-size-asian="24pt" style:font-size-complex="24pt"/>
    </style:style>
    <style:style style:name="P3" style:family="paragraph" style:parent-style-name="Heading_20_2">
      <style:text-properties fo:font-size="18pt" fo:font-style="normal" style:font-size-asian="18pt" style:font-style-asian="normal" style:font-size-complex="18pt" style:font-style-complex="normal"/>
    </style:style>
    <style:style style:name="P4" style:family="paragraph" style:parent-style-name="Heading_20_2">
      <style:paragraph-properties fo:break-before="page"/>
      <style:text-properties fo:font-size="18pt" fo:font-style="normal" style:font-size-asian="18pt" style:font-style-asian="normal" style:font-size-complex="18pt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9"/>
    <style:style style:name="P14" style:family="paragraph" style:parent-style-name="Standard" style:list-style-name="L10"/>
    <style:style style:name="P15" style:family="paragraph" style:parent-style-name="Standard" style:list-style-name="L11"/>
    <style:style style:name="P16" style:family="paragraph" style:parent-style-name="Standard" style:list-style-name="L12"/>
    <style:style style:name="P17" style:family="paragraph" style:parent-style-name="Standard" style:list-style-name="L13"/>
    <style:style style:name="P18" style:family="paragraph" style:parent-style-name="Standard" style:list-style-name="L14"/>
    <style:style style:name="T1" style:family="text">
      <style:text-properties fo:font-size="11.5pt" style:font-size-asian="11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Kravdokumentation</text:h>
      <text:p text:style-name="Standard"/>
      <text:h text:style-name="P3" text:outline-level="2">Iteration 1</text:h>
      <text:p text:style-name="Standard"/>
      <text:h text:style-name="Heading_20_3" text:outline-level="3">Användningsfall 1</text:h>
      <text:p text:style-name="P1">Beskrivning</text:p>
      <text:p text:style-name="Standard">Detta användningsfall beskriver hur samtliga aktörer registrerar sig på applikationen.</text:p>
      <text:p text:style-name="Standard"/>
      <text:p text:style-name="P1">Aktörer</text:p>
      <text:list xml:id="list6577015199904076882" text:style-name="L1">
        <text:list-item>
          <text:p text:style-name="P5">Tävlande</text:p>
        </text:list-item>
        <text:list-item>
          <text:p text:style-name="P5">Lagledare</text:p>
        </text:list-item>
        <text:list-item>
          <text:p text:style-name="P5">Domare</text:p>
        </text:list-item>
        <text:list-item>
          <text:p text:style-name="P5">Huvuddomare</text:p>
        </text:list-item>
        <text:list-item>
          <text:p text:style-name="P5">Sekreterare</text:p>
        </text:list-item>
        <text:list-item>
          <text:p text:style-name="P5">Arrangör/schemaansvarig</text:p>
        </text:list-item>
        <text:list-item>
          <text:p text:style-name="P5">Allmänhet/fans</text:p>
        </text:list-item>
      </text:list>
      <text:p text:style-name="Standard"/>
      <text:p text:style-name="P1">Initiering</text:p>
      <text:p text:style-name="Standard">Aktören trycker på ”skapa konto”.</text:p>
      <text:p text:style-name="Standard"/>
      <text:p text:style-name="P1">Pre villkor</text:p>
      <text:list xml:id="list2846831031422440216" text:style-name="L2">
        <text:list-item>
          <text:p text:style-name="P6">Aktören besöker sidan.</text:p>
        </text:list-item>
      </text:list>
      <text:p text:style-name="Standard"/>
      <text:p text:style-name="P1">Primärt flöde</text:p>
      <text:list xml:id="list7807346561714064264" text:style-name="L3">
        <text:list-item>
          <text:p text:style-name="P7"><text:span text:style-name="Standardstycketeckensnitt"><text:span text:style-name="T1">Aktören fyller i sina uppgifter och skickar det till administratör för godkännande.</text:span></text:span></text:p>
        </text:list-item>
        <text:list-item>
          <text:p text:style-name="P7">Administratören godkänner registreringen och skickar användarnamn och lösenord.</text:p>
        </text:list-item>
      </text:list>
      <text:p text:style-name="Standard"/>
      <text:p text:style-name="P1">Alternativt flöde</text:p>
      <text:list xml:id="list4763141557351413489" text:style-name="L4">
        <text:list-item>
          <text:p text:style-name="P8">Aktören fyller i sina uppgifter och skickar det till administratör för godkännande.</text:p>
        </text:list-item>
        <text:list-item>
          <text:p text:style-name="P8">Administratören godkänner inte registreringen och skickar inte användarnamn och lösenord.</text:p>
        </text:list-item>
      </text:list>
      <text:p text:style-name="Standard"/>
      <text:p text:style-name="P1">Postvillkor</text:p>
      <text:list xml:id="list8508139194190585715" text:style-name="L5">
        <text:list-item>
          <text:p text:style-name="P9">Aktören får sitt användarnamn och lösenord.</text:p>
        </text:list-item>
        <text:list-item>
          <text:p text:style-name="P9">Aktören får inte sitt användarnamn och lösenord</text:p>
        </text:list-item>
      </text:list>
      <text:p text:style-name="Standard"/>
      <text:p text:style-name="Standard"/>
      <text:h text:style-name="P4" text:outline-level="2">Iteration 2</text:h>
      <text:p text:style-name="Standard"/>
      <text:h text:style-name="Heading_20_3" text:outline-level="3">Användningsfall 1</text:h>
      <text:p text:style-name="P1">Beskrivning</text:p>
      <text:p text:style-name="Standard">Detta användningsfall beskriver hur samtliga aktörer loggar in på applikationen.</text:p>
      <text:p text:style-name="Standard"/>
      <text:p text:style-name="P1">Aktörer</text:p>
      <text:list xml:id="list3104897958832253726" text:style-name="L6">
        <text:list-item>
          <text:p text:style-name="P10">Tävlande</text:p>
        </text:list-item>
        <text:list-item>
          <text:p text:style-name="P10">Lagledare</text:p>
        </text:list-item>
        <text:list-item>
          <text:p text:style-name="P10">Domare</text:p>
        </text:list-item>
        <text:list-item>
          <text:p text:style-name="P10">Huvuddomare</text:p>
        </text:list-item>
        <text:list-item>
          <text:p text:style-name="P10">Sekreterare</text:p>
        </text:list-item>
        <text:list-item>
          <text:p text:style-name="P10">Arrangör/schemaansvarig</text:p>
        </text:list-item>
        <text:list-item>
          <text:p text:style-name="P10">Allmänhet/fans</text:p>
        </text:list-item>
      </text:list>
      <text:p text:style-name="Standard"/>
      <text:p text:style-name="P1">Initiering</text:p>
      <text:p text:style-name="Standard">Aktören trycker på ”logga in”.</text:p>
      <text:p text:style-name="Standard"/>
      <text:p text:style-name="P1">Pre villkor</text:p>
      <text:list xml:id="list6745252899117475787" text:style-name="L7">
        <text:list-item>
          <text:p text:style-name="P11">Aktören besöker sidan.</text:p>
        </text:list-item>
        <text:list-item>
          <text:p text:style-name="P11">Aktören har registrerat ett konto</text:p>
        </text:list-item>
        <text:list-item>
          <text:p text:style-name="P11">Aktören har fått kontot bekräftat av administratör</text:p>
        </text:list-item>
      </text:list>
      <text:p text:style-name="Standard"/>
      <text:p text:style-name="P1">Primärt flöde</text:p>
      <text:list xml:id="list6855423176529072317" text:style-name="L8">
        <text:list-item>
          <text:p text:style-name="P12">Aktören skriver in rätt användarnamn och lösenord vid inloggning.</text:p>
        </text:list-item>
        <text:list-item>
          <text:p text:style-name="P12">Aktören kommer till startsidan.</text:p>
        </text:list-item>
      </text:list>
      <text:p text:style-name="Standard"/>
      <text:p text:style-name="P1">Alternativt flöde</text:p>
      <text:list xml:id="list1806086590798323735" text:style-name="L9">
        <text:list-item>
          <text:p text:style-name="P13">Aktören skriver in fel användarnamn eller lösenord vid inloggning.</text:p>
        </text:list-item>
        <text:list-item>
          <text:p text:style-name="P13">Aktören får ett felmeddelande.</text:p>
        </text:list-item>
      </text:list>
      <text:p text:style-name="Standard"/>
      <text:p text:style-name="P1">Postvillkor</text:p>
      <text:list xml:id="list7685932398208313141" text:style-name="L10">
        <text:list-item>
          <text:p text:style-name="P14">Aktören loggar in på applikationen.</text:p>
        </text:list-item>
        <text:list-item>
          <text:p text:style-name="P14">Aktören loggar inte in på applikationen</text:p>
        </text:list-item>
      </text:list>
      <text:p text:style-name="Standard"/>
      <text:h text:style-name="P4" text:outline-level="2">Iteration 3</text:h>
      <text:p text:style-name="Standard"/>
      <text:h text:style-name="Heading_20_3" text:outline-level="3">Användningsfall 1</text:h>
      <text:p text:style-name="P1">Beskrivning</text:p>
      <text:p text:style-name="Standard">Detta användningsfall beskriver hur aktören lagledare registrerar ett nytt lag.</text:p>
      <text:p text:style-name="Standard"/>
      <text:p text:style-name="P1">Aktörer</text:p>
      <text:list xml:id="list30441014" text:continue-list="list3104897958832253726" text:style-name="L6">
        <text:list-item>
          <text:p text:style-name="P10">Lagledare</text:p>
        </text:list-item>
      </text:list>
      <text:p text:style-name="Standard"/>
      <text:p text:style-name="P1">Initiering</text:p>
      <text:p text:style-name="Standard">Aktören trycker på ”registrera lag”.</text:p>
      <text:p text:style-name="Standard"/>
      <text:p text:style-name="P1">Pre villkor</text:p>
      <text:list xml:id="list8616195882644510737" text:style-name="L11">
        <text:list-item>
          <text:p text:style-name="P15">Aktören har loggat in.</text:p>
        </text:list-item>
        <text:list-item>
          <text:p text:style-name="P15">Aktören har lagledare-status på sina inloggningsuppgifter.</text:p>
        </text:list-item>
      </text:list>
      <text:p text:style-name="Standard"/>
      <text:p text:style-name="P1">Primärt flöde</text:p>
      <text:list xml:id="list1163423187955878872" text:style-name="L12">
        <text:list-item>
          <text:p text:style-name="P16">Aktören registrerar ett lag och skickar det till administratören för godkännande.</text:p>
        </text:list-item>
        <text:list-item>
          <text:p text:style-name="P16">Administratören godkänner registreringen.</text:p>
        </text:list-item>
      </text:list>
      <text:p text:style-name="Standard"/>
      <text:p text:style-name="P1">Alternativt flöde</text:p>
      <text:list xml:id="list1834065797815589494" text:style-name="L13">
        <text:list-item>
          <text:p text:style-name="P17">Aktören registrerar ett lag och skickar det till administratören för godkännande.</text:p>
        </text:list-item>
        <text:list-item>
          <text:p text:style-name="P17">Administratören godkänner inte registreringen.</text:p>
        </text:list-item>
      </text:list>
      <text:p text:style-name="Standard"/>
      <text:p text:style-name="P1">Postvillkor</text:p>
      <text:list xml:id="list2269787931945169709" text:style-name="L14">
        <text:list-item>
          <text:p text:style-name="P18">Aktören registrerar ett lag.</text:p>
        </text:list-item>
        <text:list-item>
          <text:p text:style-name="P18">Aktören registrerar inte ett la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sv" fo:country="S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sv" fo:country="S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Beskrivning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andardstycketeckensnit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Patrik Erlandsson</meta:initial-creator>
    <dc:creator>Patrik Erlandsson</dc:creator>
    <meta:creation-date>2015-01-07T14:44:00Z</meta:creation-date>
    <dc:date>2015-01-17T10:26:42.63</dc:date>
    <meta:editing-cycles>13</meta:editing-cycles>
    <meta:editing-duration>PT26M25S</meta:editing-duration>
    <meta:document-statistic meta:table-count="0" meta:image-count="0" meta:object-count="0" meta:page-count="3" meta:paragraph-count="73" meta:word-count="300" meta:character-count="2122"/>
    <meta:template xlink:type="simple" xlink:actuate="onRequest" xlink:title="" xlink:href="Normal"/>
  </office:meta>
</office:document-meta>
</file>